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7.606cm"/>
    </style:style>
    <style:style style:name="co4" style:family="table-column">
      <style:table-column-properties fo:break-before="auto" style:column-width="0.974cm"/>
    </style:style>
    <style:style style:name="co5" style:family="table-column">
      <style:table-column-properties fo:break-before="auto" style:column-width="39.1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ubmed_lin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nps</text:p>
          </table:table-cell>
        </table:table-row>
        <table:table-row table:style-name="ro1">
          <table:table-cell office:value-type="string" calcext:value-type="string">
            <text:p>Asthma (toluene diisocyanate-induced)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http://www.ncbi.nlm.nih.gov/pubmed/1918733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9319321,rs10762058,rs16937883</text:p>
          </table:table-cell>
        </table:table-row>
        <table:table-row table:style-name="ro1">
          <table:table-cell office:value-type="string" calcext:value-type="string">
            <text:p>Vascular dementia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http://www.ncbi.nlm.nih.gov/pubmed/2348013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290227</text:p>
          </table:table-cell>
        </table:table-row>
        <table:table-row table:style-name="ro1">
          <table:table-cell office:value-type="string" calcext:value-type="string">
            <text:p>Idiopathic pulmonary fibrosis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http://www.ncbi.nlm.nih.gov/pubmed/1883586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2736100</text:p>
          </table:table-cell>
        </table:table-row>
        <table:table-row table:style-name="ro1">
          <table:table-cell office:value-type="string" calcext:value-type="string">
            <text:p>Uterine fibroids</text:p>
          </table:table-cell>
          <table:table-cell office:value-type="float" office:value="1.98198" calcext:value-type="float">
            <text:p>1.98</text:p>
          </table:table-cell>
          <table:table-cell office:value-type="string" calcext:value-type="string">
            <text:p>http://www.ncbi.nlm.nih.gov/pubmed/2146084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2484776,rs2172873,rs991964,rs7913069,rs2280543</text:p>
          </table:table-cell>
        </table:table-row>
        <table:table-row table:style-name="ro1">
          <table:table-cell office:value-type="string" calcext:value-type="string">
            <text:p>Response to hepatitis C treatmen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http://www.ncbi.nlm.nih.gov/pubmed/197497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1697186,rs6139030,rs8099917</text:p>
          </table:table-cell>
        </table:table-row>
        <table:table-row table:style-name="ro1">
          <table:table-cell office:value-type="string" calcext:value-type="string">
            <text:p>Endometriosis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http://www.ncbi.nlm.nih.gov/pubmed/2060195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801112,rs6542095,rs7739264,rs1537377,rs4141819,rs7521902,rs13394619,rs10859871,rs16826658,rs10965235</text:p>
          </table:table-cell>
        </table:table-row>
        <table:table-row table:style-name="ro1">
          <table:table-cell office:value-type="string" calcext:value-type="string">
            <text:p>Nonalcoholic fatty liver diseas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http://www.ncbi.nlm.nih.gov/pubmed/2271987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390096,rs738409,rs11206226,rs2143571,rs2073080</text:p>
          </table:table-cell>
        </table:table-row>
        <table:table-row table:style-name="ro1">
          <table:table-cell office:value-type="string" calcext:value-type="string">
            <text:p>Asthma</text:p>
          </table:table-cell>
          <table:table-cell office:value-type="float" office:value="1.578460851" calcext:value-type="float">
            <text:p>1.58</text:p>
          </table:table-cell>
          <table:table-cell office:value-type="string" calcext:value-type="string">
            <text:p>http://www.ncbi.nlm.nih.gov/pubmed/2181451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2069408,rs204993,rs3129890,rs7686660,rs1837253,rs1701704,rs7775228,rs3117098,rs9275698,rs3805236,rs3129943,rs10508372,rs404860,rs9500927,rs3019885,rs987870</text:p>
          </table:table-cell>
        </table:table-row>
        <table:table-row table:style-name="ro1">
          <table:table-cell office:value-type="string" calcext:value-type="string">
            <text:p>Esophageal cancer and gastric cancer</text:p>
          </table:table-cell>
          <table:table-cell office:value-type="float" office:value="1.4256" calcext:value-type="float">
            <text:p>1.43</text:p>
          </table:table-cell>
          <table:table-cell office:value-type="string" calcext:value-type="string">
            <text:p>http://www.ncbi.nlm.nih.gov/pubmed/2072985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3781264,rs738722,rs3765524,rs4072037</text:p>
          </table:table-cell>
        </table:table-row>
        <table:table-row table:style-name="ro1">
          <table:table-cell office:value-type="string" calcext:value-type="string">
            <text:p>Thyrotoxic hypokalemic periodic paralysis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http://www.ncbi.nlm.nih.gov/pubmed/2286373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312691</text:p>
          </table:table-cell>
        </table:table-row>
        <table:table-row table:style-name="ro1">
          <table:table-cell office:value-type="string" calcext:value-type="string">
            <text:p>Narcolepsy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://www.ncbi.nlm.nih.gov/pubmed/1882069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5770917</text:p>
          </table:table-cell>
        </table:table-row>
        <table:table-row table:style-name="ro1">
          <table:table-cell office:value-type="string" calcext:value-type="string">
            <text:p>Psoriasis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://www.ncbi.nlm.nih.gov/pubmed/1916925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4085613,rs3213094</text:p>
          </table:table-cell>
        </table:table-row>
        <table:table-row table:style-name="ro1">
          <table:table-cell office:value-type="string" calcext:value-type="string">
            <text:p>Drinking behavior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http://www.ncbi.nlm.nih.gov/pubmed/2336400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1066280</text:p>
          </table:table-cell>
        </table:table-row>
        <table:table-row table:style-name="ro1">
          <table:table-cell office:value-type="string" calcext:value-type="string">
            <text:p>Colorectal cancer</text:p>
          </table:table-cell>
          <table:table-cell office:value-type="float" office:value="1.296" calcext:value-type="float">
            <text:p>1.30</text:p>
          </table:table-cell>
          <table:table-cell office:value-type="string" calcext:value-type="string">
            <text:p>http://www.ncbi.nlm.nih.gov/pubmed/2326348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6983267,rs647161,rs1665650,rs10774214,rs2423279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http://www.ncbi.nlm.nih.gov/pubmed/2203755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0489202</text:p>
          </table:table-cell>
        </table:table-row>
        <table:table-row table:style-name="ro1">
          <table:table-cell office:value-type="string" calcext:value-type="string">
            <text:p>Ankylosing spondylitis</text:p>
          </table:table-cell>
          <table:table-cell office:value-type="float" office:value="1.188" calcext:value-type="float">
            <text:p>1.19</text:p>
          </table:table-cell>
          <table:table-cell office:value-type="string" calcext:value-type="string">
            <text:p>http://www.ncbi.nlm.nih.gov/pubmed/22138694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4552569,rs2075726,rs13210693,rs17095830</text:p>
          </table:table-cell>
        </table:table-row>
        <table:table-row table:style-name="ro1">
          <table:table-cell office:value-type="string" calcext:value-type="string">
            <text:p>IgA nephropathy</text:p>
          </table:table-cell>
          <table:table-cell office:value-type="float" office:value="1.17612" calcext:value-type="float">
            <text:p>1.18</text:p>
          </table:table-cell>
          <table:table-cell office:value-type="string" calcext:value-type="string">
            <text:p>http://www.ncbi.nlm.nih.gov/pubmed/221979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2738048,rs4227,rs2523946,rs1794275,rs3803800,rs12537,rs660895</text:p>
          </table:table-cell>
        </table:table-row>
        <table:table-row table:style-name="ro1">
          <table:table-cell office:value-type="string" calcext:value-type="string">
            <text:p>Age-related macular degeneration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http://www.ncbi.nlm.nih.gov/pubmed/2345563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713985,rs13278062,rs1864163,rs6795735,rs8135665,rs429608,rs4698775,rs10490924,rs13278062,rs3812111,rs10737680,rs943080,rs920915,rs334353,rs2230199,rs8017304,rs3130783,rs4420638,rs13081855</text:p>
          </table:table-cell>
        </table:table-row>
        <table:table-row table:style-name="ro1">
          <table:table-cell office:value-type="string" calcext:value-type="string">
            <text:p>Systemic lupus erythematosus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://www.ncbi.nlm.nih.gov/pubmed/2016917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956237,rs340630,rs7329174,rs13385731,rs131654,rs1385374,rs2205960,rs548234,rs10036748,rs1913517,rs2230926,rs7812879,rs7574865,rs7197475,rs1167796,rs4728142,rs4917014,rs4639966,rs7097397,rs1128334</text:p>
          </table:table-cell>
        </table:table-row>
        <table:table-row table:style-name="ro1">
          <table:table-cell office:value-type="string" calcext:value-type="string">
            <text:p>Metabolic syndrome</text:p>
          </table:table-cell>
          <table:table-cell office:value-type="float" office:value="1.1" calcext:value-type="float">
            <text:p>1.10</text:p>
          </table:table-cell>
          <table:table-cell office:value-type="string" calcext:value-type="string">
            <text:p>http://www.ncbi.nlm.nih.gov/pubmed/20694148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7903146</text:p>
          </table:table-cell>
        </table:table-row>
        <table:table-row table:style-name="ro1">
          <table:table-cell office:value-type="string" calcext:value-type="string">
            <text:p>Crohn's disease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http://www.ncbi.nlm.nih.gov/pubmed/23266558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1894081,rs3094188,rs9267911</text:p>
          </table:table-cell>
        </table:table-row>
        <table:table-row table:style-name="ro1">
          <table:table-cell office:value-type="string" calcext:value-type="string">
            <text:p>Nasopharyngeal carcinom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ttp://www.ncbi.nlm.nih.gov/pubmed/19478819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9510787,rs29232,rs2517713,rs3129055,rs189897</text:p>
          </table:table-cell>
        </table:table-row>
        <table:table-row table:style-name="ro1">
          <table:table-cell office:value-type="string" calcext:value-type="string">
            <text:p>Knee osteoarthritis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ttp://www.ncbi.nlm.nih.gov/pubmed/2030577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0947262</text:p>
          </table:table-cell>
        </table:table-row>
        <table:table-row table:style-name="ro1">
          <table:table-cell office:value-type="string" calcext:value-type="string">
            <text:p>Myopia (pathological)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ttp://www.ncbi.nlm.nih.gov/pubmed/23406873</text:p>
          </table:table-cell>
          <table:table-cell office:value-type="string" calcext:value-type="string">
            <text:p>m**</text:p>
          </table:table-cell>
          <table:table-cell office:value-type="string" calcext:value-type="string">
            <text:p>rs6885224,rs577948,rs9318086,rs7839488,rs2730260,rs248471</text:p>
          </table:table-cell>
        </table:table-row>
        <table:table-row table:style-name="ro1">
          <table:table-cell office:value-type="string" calcext:value-type="string">
            <text:p>Non-small cell lung cancer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http://www.ncbi.nlm.nih.gov/pubmed/20876614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9303196,rs2131877,rs16951095</text:p>
          </table:table-cell>
        </table:table-row>
        <table:table-row table:style-name="ro1">
          <table:table-cell office:value-type="string" calcext:value-type="string">
            <text:p>Rheumatoid arthritis</text:p>
          </table:table-cell>
          <table:table-cell office:value-type="float" office:value="0.970299" calcext:value-type="float">
            <text:p>0.97</text:p>
          </table:table-cell>
          <table:table-cell office:value-type="string" calcext:value-type="string">
            <text:p>http://www.ncbi.nlm.nih.gov/pubmed/2150507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7404928,rs11900673,rs2867461,rs2847297,rs12529514,rs1957895,rs2280381,rs4937362,rs657075,rs3783637,rs10821944,rs3781913,rs2233434,rs6496667,rs2841277,rs2233434,rs3125734,rs805297,rs3093024,rs7574865,rs2230926,rs13192471,rs2075876</text:p>
          </table:table-cell>
        </table:table-row>
        <table:table-row table:style-name="ro1">
          <table:table-cell office:value-type="string" calcext:value-type="string">
            <text:p>Nephrotic syndrome (acquired)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http://www.ncbi.nlm.nih.gov/pubmed/2144193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6946160,rs11086243</text:p>
          </table:table-cell>
        </table:table-row>
        <table:table-row table:style-name="ro1">
          <table:table-cell office:value-type="string" calcext:value-type="string">
            <text:p>Bipolar disorder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://www.ncbi.nlm.nih.gov/pubmed/2038656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8040009</text:p>
          </table:table-cell>
        </table:table-row>
        <table:table-row table:style-name="ro1">
          <table:table-cell office:value-type="string" calcext:value-type="string">
            <text:p>Peripheral artery diseas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://www.ncbi.nlm.nih.gov/pubmed/2061089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2359536,rs1902341</text:p>
          </table:table-cell>
        </table:table-row>
        <table:table-row table:style-name="ro1">
          <table:table-cell office:value-type="string" calcext:value-type="string">
            <text:p>Vitiligo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://www.ncbi.nlm.nih.gov/pubmed/2295172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1966200,rs2236313,rs10876864,rs638893</text:p>
          </table:table-cell>
        </table:table-row>
        <table:table-row table:style-name="ro1">
          <table:table-cell office:value-type="string" calcext:value-type="string">
            <text:p>Response to tamoxifen in breast cancer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://www.ncbi.nlm.nih.gov/pubmed/2218045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0509373</text:p>
          </table:table-cell>
        </table:table-row>
        <table:table-row table:style-name="ro1">
          <table:table-cell office:value-type="string" calcext:value-type="string">
            <text:p>Behcet's disease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://www.ncbi.nlm.nih.gov/pubmed/2062287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897200,rs1495965,rs1800871</text:p>
          </table:table-cell>
        </table:table-row>
        <table:table-row table:style-name="ro1">
          <table:table-cell office:value-type="string" calcext:value-type="string">
            <text:p>Non-obstructive azoospermia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http://www.ncbi.nlm.nih.gov/pubmed/2254156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7192</text:p>
          </table:table-cell>
        </table:table-row>
        <table:table-row table:style-name="ro1">
          <table:table-cell office:value-type="string" calcext:value-type="string">
            <text:p>Hepatocellular carcinoma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http://www.ncbi.nlm.nih.gov/pubmed/2149924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9272105,rs455804,rs17401966,rs9275572,rs2596542</text:p>
          </table:table-cell>
        </table:table-row>
        <table:table-row table:style-name="ro1">
          <table:table-cell office:value-type="string" calcext:value-type="string">
            <text:p>Lung adenocarcinoma</text:p>
          </table:table-cell>
          <table:table-cell office:value-type="float" office:value="0.8712" calcext:value-type="float">
            <text:p>0.87</text:p>
          </table:table-cell>
          <table:table-cell office:value-type="string" calcext:value-type="string">
            <text:p>http://www.ncbi.nlm.nih.gov/pubmed/207004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7216064,rs3817963,rs2853677,rs10937405,rs2736100,rs10937405,rs2736100</text:p>
          </table:table-cell>
        </table:table-row>
        <table:table-row table:style-name="ro1">
          <table:table-cell office:value-type="string" calcext:value-type="string">
            <text:p>Corneal astigmatism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http://www.ncbi.nlm.nih.gov/pubmed/22144915</text:p>
          </table:table-cell>
          <table:table-cell office:value-type="string" calcext:value-type="string">
            <text:p>m***</text:p>
          </table:table-cell>
          <table:table-cell office:value-type="string" calcext:value-type="string">
            <text:p>rs17084051,rs7677751</text:p>
          </table:table-cell>
        </table:table-row>
        <table:table-row table:style-name="ro1">
          <table:table-cell office:value-type="string" calcext:value-type="string">
            <text:p>Leprosy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http://www.ncbi.nlm.nih.gov/pubmed/2001896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538147,rs16948876,rs2275606,rs9302752,rs42490,rs602875,rs6478108,rs3764147</text:p>
          </table:table-cell>
        </table:table-row>
        <table:table-row table:style-name="ro1">
          <table:table-cell office:value-type="string" calcext:value-type="string">
            <text:p>Chronic Hepatitis C infection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://www.ncbi.nlm.nih.gov/pubmed/2172530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012068</text:p>
          </table:table-cell>
        </table:table-row>
        <table:table-row table:style-name="ro1">
          <table:table-cell office:value-type="string" calcext:value-type="string">
            <text:p>Breast cancer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://www.ncbi.nlm.nih.gov/pubmed/22951594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7107217,rs9485372,rs9383951,rs4784227,rs2048672,rs10822013,rs2046210,rs3750817,rs6788895</text:p>
          </table:table-cell>
        </table:table-row>
        <table:table-row table:style-name="ro1">
          <table:table-cell office:value-type="string" calcext:value-type="string">
            <text:p>Moyamoya disease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://www.ncbi.nlm.nih.gov/pubmed/21048783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6565681</text:p>
          </table:table-cell>
        </table:table-row>
        <table:table-row table:style-name="ro1">
          <table:table-cell office:value-type="string" calcext:value-type="string">
            <text:p>Cleft lip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://www.ncbi.nlm.nih.gov/pubmed/2043646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987525</text:p>
          </table:table-cell>
        </table:table-row>
        <table:table-row table:style-name="ro1">
          <table:table-cell office:value-type="string" calcext:value-type="string">
            <text:p>Hirschsprung's disease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://www.ncbi.nlm.nih.gov/pubmed/1919696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6879552</text:p>
          </table:table-cell>
        </table:table-row>
        <table:table-row table:style-name="ro1">
          <table:table-cell office:value-type="string" calcext:value-type="string">
            <text:p>Osteoporosis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http://www.ncbi.nlm.nih.gov/pubmed/2007260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784288,rs13182402</text:p>
          </table:table-cell>
        </table:table-row>
        <table:table-row table:style-name="ro1">
          <table:table-cell office:value-type="string" calcext:value-type="string">
            <text:p>Keloid</text:p>
          </table:table-cell>
          <table:table-cell office:value-type="float" office:value="0.756" calcext:value-type="float">
            <text:p>0.76</text:p>
          </table:table-cell>
          <table:table-cell office:value-type="string" calcext:value-type="string">
            <text:p>http://www.ncbi.nlm.nih.gov/pubmed/2071117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511412,rs873549,rs8032158</text:p>
          </table:table-cell>
        </table:table-row>
        <table:table-row table:style-name="ro1">
          <table:table-cell office:value-type="string" calcext:value-type="string">
            <text:p>Kawasaki disease</text:p>
          </table:table-cell>
          <table:table-cell office:value-type="float" office:value="0.7488" calcext:value-type="float">
            <text:p>0.75</text:p>
          </table:table-cell>
          <table:table-cell office:value-type="string" calcext:value-type="string">
            <text:p>http://www.ncbi.nlm.nih.gov/pubmed/2132686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4894410,rs9290065,rs7656244,rs2736340,rs1569723,rs17667932,rs527409,rs7604693,rs2130392,rs2233152,rs2254546,rs4813003,rs2857151,rs1568657,rs10129255</text:p>
          </table:table-cell>
        </table:table-row>
        <table:table-row table:style-name="ro1">
          <table:table-cell office:value-type="string" calcext:value-type="string">
            <text:p>Atopic dermatitis</text:p>
          </table:table-cell>
          <table:table-cell office:value-type="float" office:value="0.743639637565" calcext:value-type="float">
            <text:p>0.74</text:p>
          </table:table-cell>
          <table:table-cell office:value-type="string" calcext:value-type="string">
            <text:p>http://www.ncbi.nlm.nih.gov/pubmed/2166669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3015714,rs4722404,rs9368677,rs1295686,rs7815944,rs878860,rs2271404,rs1444418,rs9923856,rs10995251,rs12634229,rs11236809,rs7613051,rs16999165,rs593982,rs176095,rs3126085</text:p>
          </table:table-cell>
        </table:table-row>
        <table:table-row table:style-name="ro1">
          <table:table-cell office:value-type="string" calcext:value-type="string">
            <text:p>Glaucoma (primary open-angle)</text:p>
          </table:table-cell>
          <table:table-cell office:value-type="float" office:value="0.726" calcext:value-type="float">
            <text:p>0.73</text:p>
          </table:table-cell>
          <table:table-cell office:value-type="string" calcext:value-type="string">
            <text:p>http://www.ncbi.nlm.nih.gov/pubmed/2242804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063192,rs7588567,rs10483727,rs7865618</text:p>
          </table:table-cell>
        </table:table-row>
        <table:table-row table:style-name="ro1">
          <table:table-cell office:value-type="string" calcext:value-type="string">
            <text:p>Amyotrophic lateral sclerosi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ttp://www.ncbi.nlm.nih.gov/pubmed/2362452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8141797,rs6703183</text:p>
          </table:table-cell>
        </table:table-row>
        <table:table-row table:style-name="ro1">
          <table:table-cell office:value-type="string" calcext:value-type="string">
            <text:p>Intracranial aneurysm</text:p>
          </table:table-cell>
          <table:table-cell office:value-type="float" office:value="0.7128" calcext:value-type="float">
            <text:p>0.71</text:p>
          </table:table-cell>
          <table:table-cell office:value-type="string" calcext:value-type="string">
            <text:p>http://www.ncbi.nlm.nih.gov/pubmed/22286173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0757272,rs6842241,rs671,rs2280543</text:p>
          </table:table-cell>
        </table:table-row>
        <table:table-row table:style-name="ro1">
          <table:table-cell office:value-type="string" calcext:value-type="string">
            <text:p>Graves' disease</text:p>
          </table:table-cell>
          <table:table-cell office:value-type="float" office:value="0.66528" calcext:value-type="float">
            <text:p>0.67</text:p>
          </table:table-cell>
          <table:table-cell office:value-type="string" calcext:value-type="string">
            <text:p>http://www.ncbi.nlm.nih.gov/pubmed/2361290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3132613,rs4313034,rs9394159,rs3893464,rs2273017,rs4248154,rs4713693,rs4947296,rs1024161,rs505922,rs1521,rs370409,rs3761959,rs2281388,rs12101261,rs6457617,rs6832151,rs9355610,rs2294025,rs1265883</text:p>
          </table:table-cell>
        </table:table-row>
        <table:table-row table:style-name="ro1">
          <table:table-cell office:value-type="string" calcext:value-type="string">
            <text:p>Pancreatic cancer</text:p>
          </table:table-cell>
          <table:table-cell office:value-type="float" office:value="0.648" calcext:value-type="float">
            <text:p>0.65</text:p>
          </table:table-cell>
          <table:table-cell office:value-type="string" calcext:value-type="string">
            <text:p>http://www.ncbi.nlm.nih.gov/pubmed/20686608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2413624,rs2689154,rs9573163,rs5768709,rs1585440,rs2039553,rs6736997,rs10088262,rs4924935,rs7832232,rs1427593,rs6879627,rs9502893,rs225190,rs1886449,rs2257205,rs6711606,rs6464375,rs708224,rs3016539,rs12615966</text:p>
          </table:table-cell>
        </table:table-row>
        <table:table-row table:style-name="ro1">
          <table:table-cell office:value-type="string" calcext:value-type="string">
            <text:p>Prostate cancer</text:p>
          </table:table-cell>
          <table:table-cell office:value-type="float" office:value="0.6237" calcext:value-type="float">
            <text:p>0.62</text:p>
          </table:table-cell>
          <table:table-cell office:value-type="string" calcext:value-type="string">
            <text:p>http://www.ncbi.nlm.nih.gov/pubmed/20676098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6983561,rs12653946,rs1512268,rs10090154,rs13254738,rs817826,rs103294,rs12653946,rs1983891,rs339331,rs9600079,rs13385191</text:p>
          </table:table-cell>
        </table:table-row>
        <table:table-row table:style-name="ro1">
          <table:table-cell office:value-type="string" calcext:value-type="string">
            <text:p>Esophageal cancer</text:p>
          </table:table-cell>
          <table:table-cell office:value-type="float" office:value="0.62355744" calcext:value-type="float">
            <text:p>0.62</text:p>
          </table:table-cell>
          <table:table-cell office:value-type="string" calcext:value-type="string">
            <text:p>http://www.ncbi.nlm.nih.gov/pubmed/2164299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0052657,rs6772209,rs11066280,rs9868873,rs2274223,rs8030672,rs10058728,rs2074356,rs10484761,rs2014300,rs11066015</text:p>
          </table:table-cell>
        </table:table-row>
        <table:table-row table:style-name="ro1">
          <table:table-cell office:value-type="string" calcext:value-type="string">
            <text:p>Alzheimer's disease (late onset)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://www.ncbi.nlm.nih.gov/pubmed/2356513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519113</text:p>
          </table:table-cell>
        </table:table-row>
        <table:table-row table:style-name="ro1">
          <table:table-cell office:value-type="string" calcext:value-type="string">
            <text:p>Glaucoma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://www.ncbi.nlm.nih.gov/pubmed/2036350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523096,rs3213787,rs735860</text:p>
          </table:table-cell>
        </table:table-row>
        <table:table-row table:style-name="ro1">
          <table:table-cell office:value-type="string" calcext:value-type="string">
            <text:p>Inflammatory bowel disease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://www.ncbi.nlm.nih.gov/pubmed/2169978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2006996,rs9271366</text:p>
          </table:table-cell>
        </table:table-row>
        <table:table-row table:style-name="ro1">
          <table:table-cell office:value-type="string" calcext:value-type="string">
            <text:p>Methamphetamine dependence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://www.ncbi.nlm.nih.gov/pubmed/23594818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4427170</text:p>
          </table:table-cell>
        </table:table-row>
        <table:table-row table:style-name="ro1">
          <table:table-cell office:value-type="string" calcext:value-type="string">
            <text:p>Primary biliary cirrhosis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http://www.ncbi.nlm.nih.gov/pubmed/2300014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4938534,rs4979462</text:p>
          </table:table-cell>
        </table:table-row>
        <table:table-row table:style-name="ro1">
          <table:table-cell office:value-type="string" calcext:value-type="string">
            <text:p>Esophageal cancer (squamous cell)</text:p>
          </table:table-cell>
          <table:table-cell office:value-type="float" office:value="0.5845851" calcext:value-type="float">
            <text:p>0.58</text:p>
          </table:table-cell>
          <table:table-cell office:value-type="string" calcext:value-type="string">
            <text:p>http://www.ncbi.nlm.nih.gov/pubmed/2296099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2239815,rs17761864,rs6503659,rs2847281,rs4785204,rs4822983,rs2239612</text:p>
          </table:table-cell>
        </table:table-row>
        <table:table-row table:style-name="ro1">
          <table:table-cell office:value-type="string" calcext:value-type="string">
            <text:p>Lung cancer</text:p>
          </table:table-cell>
          <table:table-cell office:value-type="float" office:value="0.576" calcext:value-type="float">
            <text:p>0.58</text:p>
          </table:table-cell>
          <table:table-cell office:value-type="string" calcext:value-type="string">
            <text:p>http://www.ncbi.nlm.nih.gov/pubmed/2172530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7216064,rs2736100,rs4488809,rs7086803,rs10197940,rs9387478,rs36600,rs4488809,rs753955,rs2736100</text:p>
          </table:table-cell>
        </table:table-row>
        <table:table-row table:style-name="ro1">
          <table:table-cell office:value-type="string" calcext:value-type="string">
            <text:p>Coronary heart disease</text:p>
          </table:table-cell>
          <table:table-cell office:value-type="float" office:value="0.56133" calcext:value-type="float">
            <text:p>0.56</text:p>
          </table:table-cell>
          <table:table-cell office:value-type="string" calcext:value-type="string">
            <text:p>http://www.ncbi.nlm.nih.gov/pubmed/2197105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1842896,rs7136259,rs12524865,rs11066280,rs2123536,rs9268402,rs9349379,rs10757274,rs3782889,rs886126,rs9508025,rs4380028,rs974819,rs1412444,rs10953541,rs2505083,rs11752643,rs944797,rs671</text:p>
          </table:table-cell>
        </table:table-row>
        <table:table-row table:style-name="ro1">
          <table:table-cell office:value-type="string" calcext:value-type="string">
            <text:p>Diabetes (gestational)</text:p>
          </table:table-cell>
          <table:table-cell office:value-type="float" office:value="0.539" calcext:value-type="float">
            <text:p>0.54</text:p>
          </table:table-cell>
          <table:table-cell office:value-type="string" calcext:value-type="string">
            <text:p>http://www.ncbi.nlm.nih.gov/pubmed/2223365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7754840,rs10830962,rs1470579</text:p>
          </table:table-cell>
        </table:table-row>
        <table:table-row table:style-name="ro1">
          <table:table-cell office:value-type="string" calcext:value-type="string">
            <text:p>Type 2 diabetes</text:p>
          </table:table-cell>
          <table:table-cell office:value-type="float" office:value="0.532378376893" calcext:value-type="float">
            <text:p>0.53</text:p>
          </table:table-cell>
          <table:table-cell office:value-type="string" calcext:value-type="string">
            <text:p>http://www.ncbi.nlm.nih.gov/pubmed/2017455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3773506,rs1048886,rs3792615,rs10460009,rs2833610,rs642858,rs6583826,rs7119,rs17045328,rs9295474,rs7636,rs12027542,rs472265,rs2063640,rs11677370,rs7630877,rs10814916,rs10886471,rs2383208,rs7403531,rs4430796,rs11257655,rs7754840,rs2237892,rs10229583,rs1436955,rs5015480,rs10906115,rs1359790,rs1111875,rs2237892,rs2383208,rs13266634,rs4712523,rs4402960,rs7903146,rs6467136,rs6017317,rs6815464,rs9470794,rs1535500,rs3786897,rs16955379,rs7041847,rs17797882,rs3923113,rs2028299,rs7178572,rs16861329,rs1802295,rs4812829,rs2237897,rs4712524,rs6769511,rs1436953,rs163182,rs2237892,rs391300,rs2237895</text:p>
          </table:table-cell>
        </table:table-row>
        <table:table-row table:style-name="ro1">
          <table:table-cell office:value-type="string" calcext:value-type="string">
            <text:p>Coronary spasm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ttp://www.ncbi.nlm.nih.gov/pubmed/1807546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0498345</text:p>
          </table:table-cell>
        </table:table-row>
        <table:table-row table:style-name="ro1">
          <table:table-cell office:value-type="string" calcext:value-type="string">
            <text:p>Biliary atresia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http://www.ncbi.nlm.nih.gov/pubmed/2046027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7095355,rs2120991</text:p>
          </table:table-cell>
        </table:table-row>
        <table:table-row table:style-name="ro1">
          <table:table-cell office:value-type="string" calcext:value-type="string">
            <text:p>Chronic myeloid leukemi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http://www.ncbi.nlm.nih.gov/pubmed/2154046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4869742,rs4795519</text:p>
          </table:table-cell>
        </table:table-row>
        <table:table-row table:style-name="ro1">
          <table:table-cell office:value-type="string" calcext:value-type="string">
            <text:p>Polycystic ovary syndrome</text:p>
          </table:table-cell>
          <table:table-cell office:value-type="float" office:value="0.3306744" calcext:value-type="float">
            <text:p>0.33</text:p>
          </table:table-cell>
          <table:table-cell office:value-type="string" calcext:value-type="string">
            <text:p>http://www.ncbi.nlm.nih.gov/pubmed/2115112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6022786,rs1894116,rs4784165,rs705702,rs2268361,rs2272046,rs3802457,rs13405728,rs12478601,rs2479106,rs13429458,rs10818854</text:p>
          </table:table-cell>
        </table:table-row>
        <table:table-row table:style-name="ro1">
          <table:table-cell office:value-type="string" calcext:value-type="string">
            <text:p>Ulcerative colitis</text:p>
          </table:table-cell>
          <table:table-cell office:value-type="float" office:value="0.32256" calcext:value-type="float">
            <text:p>0.32</text:p>
          </table:table-cell>
          <table:table-cell office:value-type="string" calcext:value-type="string">
            <text:p>http://www.ncbi.nlm.nih.gov/pubmed/19915573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6940186,rs16940202,rs9268853,rs9271366,rs17085007,rs9268480,rs2108225,rs9263739,rs17085007,rs2395185,rs10975003</text:p>
          </table:table-cell>
        </table:table-row>
        <table:table-row table:style-name="ro1">
          <table:table-cell office:value-type="string" calcext:value-type="string">
            <text:p>Hepatitis B (viral clearance)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http://www.ncbi.nlm.nih.gov/pubmed/22737229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3077,rs9277535</text:p>
          </table:table-cell>
        </table:table-row>
        <table:table-row table:style-name="ro1">
          <table:table-cell office:value-type="string" calcext:value-type="string">
            <text:p>Hepatitis 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http://www.ncbi.nlm.nih.gov/pubmed/2175011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rs7453920,rs3077,rs2856718,rs9277535</text:p>
          </table:table-cell>
        </table:table-row>
        <table:table-row table:style-name="ro1">
          <table:table-cell office:value-type="string" calcext:value-type="string">
            <text:p>Gallbladder cancer</text:p>
          </table:table-cell>
          <table:table-cell office:value-type="float" office:value="0.01872" calcext:value-type="float">
            <text:p>0.02</text:p>
          </table:table-cell>
          <table:table-cell office:value-type="string" calcext:value-type="string">
            <text:p>http://www.ncbi.nlm.nih.gov/pubmed/22318345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rs10953615,rs6869388,rs975334,rs7504990,rs13294589</text:p>
          </table:table-cell>
        </table:table-row>
        <table:table-row table:style-name="ro2" table:number-rows-repeated="104850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7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6:00:24.991237000</dc:date>
    <dc:creator>NUMAKURA Kensuke</dc:creator>
    <meta:document-statistic meta:table-count="1" meta:cell-count="360" meta:object-count="0"/>
    <meta:generator>LibreOffice/4.1.3.2$MacOSX_x86 LibreOffice_project/70feb7d99726f064edab4605a8ab840c50ec57a</meta:generator>
  </office:meta>
</office:document-meta>
</file>